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9BF73FB33FFF90EB79.png" manifest:media-type="image/png"/>
  <manifest:file-entry manifest:full-path="Pictures/10000000000004A50000008A6D8C8AEFFA9A12C1.png" manifest:media-type="image/png"/>
  <manifest:file-entry manifest:full-path="Pictures/10000000000004A3000000D38041B1A39D3D44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T4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4">01</text:span></text:p>
      <text:p text:style-name="P2"/>
      <text:p text:style-name="P1"/>
      <text:p text:style-name="P1"><draw:frame draw:style-name="fr1" draw:name="Figura1" text:anchor-type="paragraph" svg:width="13.254cm" svg:height="8.192cm" draw:z-index="0"><draw:image xlink:href="Pictures/10000000000002990000019BF73FB33FFF90EB79.png" xlink:type="simple" xlink:show="embed" xlink:actuate="onLoad"/></draw:frame></text:p>
      <text:p text:style-name="P1"><draw:frame draw:style-name="fr2" draw:name="Figura2" text:anchor-type="paragraph" svg:width="17cm" svg:height="1.972cm" draw:z-index="1"><draw:image xlink:href="Pictures/10000000000004A50000008A6D8C8AEFFA9A12C1.png" xlink:type="simple" xlink:show="embed" xlink:actuate="onLoad"/></draw:frame></text:p>
      <text:p text:style-name="P1"><draw:frame draw:style-name="fr2" draw:name="Figura3" text:anchor-type="paragraph" svg:width="17cm" svg:height="3.022cm" draw:z-index="2"><draw:image xlink:href="Pictures/10000000000004A3000000D38041B1A39D3D44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4:55:06.423000000</dc:date>
    <meta:editing-duration>PT5H37M25S</meta:editing-duration>
    <meta:editing-cycles>33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